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b846" officeooo:paragraph-rsid="000fb846"/>
    </style:style>
    <style:style style:name="P2" style:family="paragraph" style:parent-style-name="Standard">
      <style:paragraph-properties fo:text-align="start" style:justify-single-word="false"/>
      <style:text-properties officeooo:rsid="000fb846" officeooo:paragraph-rsid="000fb8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ẢI TIẾN CÁ NHÂN</text:p>
      <text:p text:style-name="P2">*3 điều làm tối: </text:p>
      <text:p text:style-name="P2"><text:tab/>-Đã theo được bài giảng</text:p>
      <text:p text:style-name="P2"><text:tab/>-Làm bài tập kịp tiến độ</text:p>
      <text:p text:style-name="P2"><text:tab/>-Tích cực hỏi tutor</text:p>
      <text:p text:style-name="P2">*3 điều làm chưa tốt</text:p>
      <text:p text:style-name="P2"><text:tab/>-Vẫn còn chưa tập trung để tiến xa hơn trong bài tập</text:p>
      <text:p text:style-name="P2"><text:tab/>-Nhiều cái còn hay quên</text:p>
      <text:p text:style-name="P2"><text:tab/>-Logic còn hơi kém</text:p>
      <text:p text:style-name="P2">*WHYS:</text:p>
      <text:p text:style-name="P2"><text:tab/>-Tại sao vẫn còn chưa tập trung vào bài tập?</text:p>
      <text:p text:style-name="P2"><text:tab/><text:tab/>+Trả lời: Hay nghe nhạc trong lúc làm bài tập</text:p>
      <text:p text:style-name="P2"><text:tab/>-Tại sao nghe nhạc trong lúc làm bài tập?</text:p>
      <text:p text:style-name="P2"><text:tab/><text:tab/>+Trả lời: Nghe nhạc giúp đầu óc thanh thản hơn, nhưng lại gây dễ quên</text:p>
      <text:p text:style-name="P2"><text:tab/>-Tại sao nghe nhạc lại nhanh dễ quên?</text:p>
      <text:p text:style-name="P2"><text:tab/><text:tab/>+Trả lời: Nghe nhạc chỉ tập trung vào bài nhạc mà ko tập trung vào bài tập</text:p>
      <text:p text:style-name="P2">*Cải tiến:</text:p>
      <text:p text:style-name="P2"><text:tab/>-Nên tập trung vào bài tập hơn và không nên nghe nhạc trong lúc làm bài tập</text:p>
      <text:p text:style-name="P2"><text:tab/>-Code nhiều hơn để tăng độ logic trong suy nghĩ</text:p>
      <text:p text:style-name="P2"><text:tab/>-Code nhiều hơn giúp cho đầu óc nhớ lâu hơ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20:39:52.254384569</meta:creation-date>
    <dc:date>2020-04-22T20:50:52.903456186</dc:date>
    <meta:editing-duration>PT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58" meta:character-count="721" meta:non-whitespace-character-count="564"/>
  </office:meta>
</office:document-meta>
</file>